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13000000D643EDF33C.gif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fedora-title">
      <style:graphic-properties fo:min-height="17.073cm"/>
    </style:style>
    <style:style style:name="pr2" style:family="presentation" style:parent-style-name="prs-fedora-notes">
      <style:graphic-properties draw:fill-color="#ffffff" draw:auto-grow-height="true" fo:min-height="9.999cm"/>
    </style:style>
    <style:style style:name="pr3" style:family="presentation" style:parent-style-name="prs-fedora-title">
      <style:graphic-properties fo:min-height="3.256cm"/>
    </style:style>
    <style:style style:name="pr4" style:family="presentation" style:parent-style-name="prs-fedora-outline1">
      <style:graphic-properties fo:min-height="12.979cm"/>
    </style:style>
    <style:style style:name="pr5" style:family="presentation" style:parent-style-name="prs-fedora-notes">
      <style:graphic-properties draw:fill-color="#ffffff" fo:min-height="9.748cm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21">
        <office:forms form:automatic-focus="false" form:apply-design-mode="false"/>
        <draw:frame presentation:style-name="pr1" draw:layer="layout" svg:width="23.91cm" svg:height="17.073cm" svg:x="2.056cm" svg:y="1.867cm" presentation:class="title">
          <draw:text-box>
            <text:p>Biobank2<text:line-break/>Inventory Tracking System</text:p>
          </draw:text-box>
        </draw:frame>
        <presentation:notes draw:style-name="dp2">
          <draw:page-thumbnail draw:style-name="gr1" draw:layer="layout" svg:width="13.133cm" svg:height="9.007cm" svg:x="4.537cm" svg:y="2.628cm" draw:page-number="1" presentation:class="page"/>
          <draw:frame presentation:style-name="pr2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Overview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An open source multi-platform client-server application </text:p>
              </text:list-item>
              <text:list-item>
                <text:p>Tracks receipt, processing, storage, and distribution of biological samples</text:p>
              </text:list-item>
              <text:list-item>
                <text:p>Designed to be part of NIHs caBIG information network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" presentation:class="page"/>
          <draw:frame presentation:style-name="pr2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Requirements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MS Windows XP / Vista, Linux</text:p>
              </text:list-item>
              <text:list-item>
                <text:p>JBoss Application Server</text:p>
              </text:list-item>
              <text:list-item>
                <text:p>Java</text:p>
              </text:list-item>
              <text:list-item>
                <text:p>MySQL</text:p>
              </text:list-item>
              <text:list-item>
                <text:p>Mozilla Firfox / Internet Explorer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3" presentation:class="page"/>
          <draw:frame presentation:style-name="pr2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4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Server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An N-Tiered application that provides</text:p>
                <text:list>
                  <text:list-item>
                    <text:p>Persistence</text:p>
                  </text:list-item>
                  <text:list-item>
                    <text:p>Application Service Framework (Spring)</text:p>
                  </text:list-item>
                  <text:list-item>
                    <text:p>Security Interception: authorized user access</text:p>
                  </text:list-item>
                  <text:list-item>
                    <text:p>Security Filters: data access restriction</text:p>
                  </text:list-item>
                  <text:list-item>
                    <text:p>Client Interface: connect with a web browser or Java client</text:p>
                  </text:list-item>
                </text:list>
              </text:list-item>
              <text:list-item>
                <text:p>Supports caGrid API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4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Server Features</text:p>
          </draw:text-box>
        </draw:frame>
        <draw:frame presentation:style-name="pr4" draw:text-style-name="P2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><text:span text:style-name="T1">Supports multiple bio sample repository sites</text:span></text:p>
              </text:list-item>
              <text:list-item>
                <text:p><text:span text:style-name="T1">Can define storage containers of any dimension and in any hierarchy</text:span></text:p>
              </text:list-item>
              <text:list-item>
                <text:p><text:span text:style-name="T1">Collection protocols</text:span></text:p>
              </text:list-item>
              <text:list-item>
                <text:p><text:span text:style-name="T1">Consent tracking</text:span></text:p>
              </text:list-item>
              <text:list-item>
                <text:p><text:span text:style-name="T1">Sample processing</text:span></text:p>
              </text:list-item>
              <text:list-item>
                <text:p><text:span text:style-name="T1">Allows ordering, distribution and shipping of bio samples</text:span></text:p>
              </text:list-item>
              <text:list-item>
                <text:p><text:span text:style-name="T1">User roles and privileges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5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6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Web Client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Primariy aimed at researchers (technicians use the Java client)</text:p>
              </text:list-item>
              <text:list-item>
                <text:p>Allows users to search and place orders for bio samples 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6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7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Java Client</text:p>
          </draw:text-box>
        </draw:frame>
        <draw:frame presentation:style-name="pr4" draw:text-style-name="P3" draw:layer="layout" svg:width="23.91cm" svg:height="12.979cm" svg:x="2.056cm" svg:y="5.837cm" presentation:class="outline">
          <draw:text-box>
            <text:list text:style-name="L2">
              <text:list-item>
                <text:p><text:span text:style-name="T2">Administrative capabilities to allow definition of site studies and storage containers</text:span></text:p>
              </text:list-item>
              <text:list-item>
                <text:p><text:span text:style-name="T2">Interfaces with image scanner to provide a low cost solution for decoding datamatix 2D barcode sample tubes</text:span></text:p>
              </text:list-item>
              <text:list-item>
                <text:p><text:span text:style-name="T2">Allows technicians to associate samples to patients and samples to storage containers</text:span></text:p>
              </text:list-item>
              <text:list-item>
                <text:p><text:span text:style-name="T2">Search capability</text:span></text:p>
              </text:list-item>
              <text:list-item>
                <text:p><text:span text:style-name="T2">Drag and drop functions to move storage containers</text:span></text:p>
              </text:list-item>
              <text:list-item>
                <text:p><text:span text:style-name="T2">Error detection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7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8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 presentation:placeholder="true">
          <draw:text-box/>
        </draw:frame>
        <draw:frame presentation:style-name="pr4" draw:layer="layout" svg:width="23.91cm" svg:height="12.979cm" svg:x="2.056cm" svg:y="5.837cm" presentation:class="outline" presentation:placeholder="true">
          <draw:text-box/>
        </draw:frame>
        <presentation:notes draw:style-name="dp2">
          <draw:page-thumbnail draw:style-name="gr1" draw:layer="layout" svg:width="13.133cm" svg:height="9.007cm" svg:x="4.537cm" svg:y="2.628cm" draw:page-number="8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75cm" fo:min-width="3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s-fedora" style:page-layout-name="PM1" draw:style-name="Mdp1">
      <draw:frame presentation:style-name="Mpr1" draw:text-style-name="MP3" draw:layer="backgroundobjects" svg:width="23.91cm" svg:height="3.506cm" svg:x="2.056cm" svg:y="1.742cm" presentation:class="title">
        <draw:text-box>
          <text:p text:style-name="MP3">Click to edit the title</text:p>
        </draw:text-box>
      </draw:frame>
      <draw:frame presentation:style-name="prs-fedora-outline1" draw:layer="backgroundobjects" svg:width="23.91cm" svg:height="13.229cm" svg:x="2.056cm" svg:y="5.837cm" presentation:class="outline" presentation:placeholder="true">
        <draw:text-box/>
      </draw:frame>
      <draw:rect draw:style-name="Mgr3" draw:text-style-name="MP4" draw:layer="backgroundobjects" svg:width="28cm" svg:height="0.217cm" svg:x="0cm" svg:y="20.782cm">
        <text:p/>
      </draw:rect>
      <draw:frame draw:style-name="Mgr4" draw:text-style-name="MP4" draw:layer="backgroundobjects" svg:width="6.915cm" svg:height="5.381cm" svg:x="21cm" svg:y="0.119cm">
        <draw:image xlink:href="Pictures/1000020000000113000000D643EDF33C.gif" xlink:type="simple" xlink:show="embed" xlink:actuate="onLoad">
          <text:p/>
        </draw:image>
      </draw:frame>
      <draw:frame draw:style-name="Mgr5" draw:layer="backgroundobjects" svg:width="3.5cm" svg:height="1cm" svg:x="24.5cm" svg:y="19.5cm">
        <draw:text-box>
          <text:p><text:span text:style-name="MT1"><text:page-number>&lt;number&gt;</text:page-number></text:span></text:p>
        </draw:text-box>
      </draw:frame>
      <presentation:notes style:page-layout-name="PM0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elson Loyola</meta:initial-creator>
    <meta:creation-date>2009-05-14T17:49:00</meta:creation-date>
    <meta:editing-duration>PT01H26M22S</meta:editing-duration>
    <meta:editing-cycles>6</meta:editing-cycles>
    <dc:date>2009-05-14T19:27:27</dc:date>
    <dc:creator>Nelson Loyola</dc:creator>
    <meta:generator>OpenOffice.org/3.0$Linux OpenOffice.org_project/300m15$Build-9379</meta:gener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